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a1" style:family="table">
      <style:table-properties style:width="19.001cm" fo:break-before="auto" fo:break-after="auto" table:align="margins" fo:keep-with-next="auto" style:may-break-between-rows="true" table:border-model="collapsing"/>
    </style:style>
    <style:style style:name="Tabella1.A" style:family="table-column">
      <style:table-column-properties style:column-width="3.159cm" style:rel-column-width="10896*"/>
    </style:style>
    <style:style style:name="Tabella1.B" style:family="table-column">
      <style:table-column-properties style:column-width="3.166cm" style:rel-column-width="10920*"/>
    </style:style>
    <style:style style:name="Tabella1.D" style:family="table-column">
      <style:table-column-properties style:column-width="3.17cm" style:rel-column-width="10932*"/>
    </style:style>
    <style:style style:name="Tabella1.F" style:family="table-column">
      <style:table-column-properties style:column-width="3.17cm" style:rel-column-width="10935*"/>
    </style:style>
    <style:style style:name="Tabella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1.F1" style:family="table-cell">
      <style:table-cell-properties fo:background-color="transparent" fo:padding="0.049cm" fo:border="0.002cm solid #cccccc" style:writing-mode="page">
        <style:background-image/>
      </style:table-cell-properties>
    </style:style>
    <style:style style:name="Tabella1.2" style:family="table-row">
      <style:table-row-properties fo:background-color="#eeeeee" style:keep-together="true" fo:keep-together="auto">
        <style:background-image/>
      </style:table-row-properties>
    </style:style>
    <style:style style:name="Tabella1.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ella1.F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ella1.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1.F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1.4" style:family="table-row">
      <style:table-row-properties fo:background-color="#eeeeee">
        <style:background-image/>
      </style:table-row-properties>
    </style:style>
    <style:style style:name="Tabella1.B4" style:family="table-cell" style:data-style-name="N0">
      <style:table-cell-properties fo:background-color="#eeeeee" fo:padding="0.049cm" fo:border-left="0.002cm solid #cccccc" fo:border-right="none" fo:border-top="none" fo:border-bottom="0.002cm solid #cccccc" style:writing-mode="page">
        <style:background-image/>
      </style:table-cell-properties>
    </style:style>
    <style:style style:name="Tabella1.F4" style:family="table-cell" style:data-style-name="N0">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ella1.C5"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Tabella1.F5" style:family="table-cell" style:data-style-name="N0">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1.12" style:family="table-row">
      <style:table-row-properties fo:background-color="transparent" style:keep-together="false" fo:keep-together="always">
        <style:background-image/>
      </style:table-row-properties>
    </style:style>
    <style:style style:name="Enemiesstatsforlevel6" style:family="table">
      <style:table-properties style:width="19.001cm" fo:break-before="auto" fo:break-after="auto" table:align="margins" fo:keep-with-next="auto" style:may-break-between-rows="true" table:border-model="collapsing"/>
    </style:style>
    <style:style style:name="Enemiesstatsforlevel6.A" style:family="table-column">
      <style:table-column-properties style:column-width="2.731cm" style:rel-column-width="9417*"/>
    </style:style>
    <style:style style:name="Enemiesstatsforlevel6.B" style:family="table-column">
      <style:table-column-properties style:column-width="2.711cm" style:rel-column-width="9350*"/>
    </style:style>
    <style:style style:name="Enemiesstatsforlevel6.C" style:family="table-column">
      <style:table-column-properties style:column-width="2.713cm" style:rel-column-width="9356*"/>
    </style:style>
    <style:style style:name="Enemiesstatsforlevel6.D" style:family="table-column">
      <style:table-column-properties style:column-width="2.715cm" style:rel-column-width="9363*"/>
    </style:style>
    <style:style style:name="Enemiesstatsforlevel6.E" style:family="table-column">
      <style:table-column-properties style:column-width="2.709cm" style:rel-column-width="9344*"/>
    </style:style>
    <style:style style:name="Enemiesstatsforlevel6.G" style:family="table-column">
      <style:table-column-properties style:column-width="2.711cm" style:rel-column-width="9349*"/>
    </style:style>
    <style:style style:name="Enemiesstatsforlevel6.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Enemiesstatsforlevel6.G1" style:family="table-cell">
      <style:table-cell-properties fo:background-color="transparent" fo:padding="0.049cm" fo:border="0.002cm solid #cccccc" style:writing-mode="page">
        <style:background-image/>
      </style:table-cell-properties>
    </style:style>
    <style:style style:name="Enemiesstatsforlevel6.2" style:family="table-row">
      <style:table-row-properties fo:background-color="#ffffff" style:keep-together="false" fo:keep-together="always">
        <style:background-image/>
      </style:table-row-properties>
    </style:style>
    <style:style style:name="Enemiesstatsforlevel6.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Enemiesstatsforlevel6.G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Enemiesstatsforlevel6.3" style:family="table-row">
      <style:table-row-properties fo:background-color="#eeeeee" style:keep-together="true" fo:keep-together="auto">
        <style:background-image/>
      </style:table-row-properties>
    </style:style>
    <style:style style:name="Enemiesstatsforlevel6.4" style:family="table-row">
      <style:table-row-properties fo:background-color="transparent">
        <style:background-image/>
      </style:table-row-properties>
    </style:style>
    <style:style style:name="Enemiesstatsforlevel6.C4"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Enemiesstatsforlevel6.G4" style:family="table-cell" style:data-style-name="N0">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Enemiesstatsforlevel6.5" style:family="table-row">
      <style:table-row-properties fo:background-color="#eeeeee">
        <style:background-image/>
      </style:table-row-properties>
    </style:style>
    <style:style style:name="Scontri" style:family="table">
      <style:table-properties style:width="19.001cm" fo:break-before="auto" fo:break-after="auto" table:align="margins" fo:keep-with-next="auto" style:may-break-between-rows="false" table:border-model="collapsing"/>
    </style:style>
    <style:style style:name="Scontri.A" style:family="table-column">
      <style:table-column-properties style:column-width="1.796cm" style:rel-column-width="6193*"/>
    </style:style>
    <style:style style:name="Scontri.B" style:family="table-column">
      <style:table-column-properties style:column-width="3.201cm" style:rel-column-width="11042*"/>
    </style:style>
    <style:style style:name="Scontri.C" style:family="table-column">
      <style:table-column-properties style:column-width="4.895cm" style:rel-column-width="16882*"/>
    </style:style>
    <style:style style:name="Scontri.D" style:family="table-column">
      <style:table-column-properties style:column-width="2.499cm" style:rel-column-width="8620*"/>
    </style:style>
    <style:style style:name="Scontri.F" style:family="table-column">
      <style:table-column-properties style:column-width="4.11cm" style:rel-column-width="14178*"/>
    </style:style>
    <style:style style:name="Scontri.1" style:family="table-row">
      <style:table-row-properties style:keep-together="true" fo:keep-together="auto"/>
    </style:style>
    <style:style style:name="Scontri.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Scontri.C1" style:family="table-cell">
      <style:table-cell-properties fo:background-color="transparent" fo:padding="0cm" fo:border="0.002cm solid #cccccc" style:writing-mode="page">
        <style:background-image/>
      </style:table-cell-properties>
    </style:style>
    <style:style style:name="Scontri.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Scontri.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Scontri.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Scontri.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text-properties fo:language="en" fo:country="US"/>
    </style:style>
    <style:style style:name="P6" style:family="paragraph" style:parent-style-name="Footnote">
      <style:paragraph-properties fo:margin-left="0cm" fo:margin-right="0cm" fo:text-indent="0cm" style:auto-text-indent="false"/>
    </style:style>
    <style:style style:name="P7" style:family="paragraph" style:parent-style-name="Heading_20_2">
      <style:paragraph-properties fo:break-before="page"/>
    </style:style>
    <style:style style:name="P8" style:family="paragraph" style:parent-style-name="Heading_20_1">
      <style:paragraph-properties fo:break-before="page"/>
      <style:text-properties fo:language="en" fo:country="US"/>
    </style:style>
    <style:style style:name="T1" style:family="text">
      <style:text-properties style:text-position="super 58%"/>
    </style:style>
    <style:style style:name="fr1"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Fights outcomes</text:h>
      <text:p text:style-name="P5">The rules follow the first edition of D&amp;D.</text:p>
      <text:h text:style-name="Heading_20_2" text:outline-level="2">Stats</text:h>
      <text:h text:style-name="Heading_20_3" text:outline-level="3">Main characters stats for level 6: Cal</text:h>
      <table:table table:name="Tabella1" table:style-name="Tabella1">
        <table:table-column table:style-name="Tabella1.A"/>
        <table:table-column table:style-name="Tabella1.B" table:number-columns-repeated="2"/>
        <table:table-column table:style-name="Tabella1.D" table:number-columns-repeated="2"/>
        <table:table-column table:style-name="Tabella1.F"/>
        <table:table-row>
          <table:table-cell table:style-name="Tabella1.A1" office:value-type="string">
            <text:p text:style-name="Table_20_Heading"/>
          </table:table-cell>
          <table:table-cell table:style-name="Tabella1.A1" office:value-type="string">
            <text:p text:style-name="Table_20_Heading">Sophie</text:p>
          </table:table-cell>
          <table:table-cell table:style-name="Tabella1.A1" office:value-type="string">
            <text:p text:style-name="Table_20_Heading">Calcifer</text:p>
          </table:table-cell>
          <table:table-cell table:style-name="Tabella1.A1" office:value-type="string">
            <text:p text:style-name="Table_20_Heading">Markl</text:p>
          </table:table-cell>
          <table:table-cell table:style-name="Tabella1.A1" office:value-type="string">
            <text:p text:style-name="Table_20_Heading">Heen</text:p>
          </table:table-cell>
          <table:table-cell table:style-name="Tabella1.F1" office:value-type="string">
            <text:p text:style-name="Table_20_Heading">Wow</text:p>
          </table:table-cell>
        </table:table-row>
        <table:table-row table:style-name="Tabella1.2">
          <table:table-cell table:style-name="Tabella1.A2" office:value-type="string">
            <text:p text:style-name="Table_20_Contents">Class</text:p>
          </table:table-cell>
          <table:table-cell table:style-name="Tabella1.A2" office:value-type="string">
            <text:p text:style-name="Table_20_Contents">Magic-user</text:p>
          </table:table-cell>
          <table:table-cell table:style-name="Tabella1.A2" office:value-type="string">
            <text:p text:style-name="Table_20_Contents">Elf</text:p>
          </table:table-cell>
          <table:table-cell table:style-name="Tabella1.A2" office:value-type="string">
            <text:p text:style-name="Table_20_Contents">Magic-user</text:p>
          </table:table-cell>
          <table:table-cell table:style-name="Tabella1.A2" office:value-type="string">
            <text:p text:style-name="Table_20_Contents">Warrior</text:p>
          </table:table-cell>
          <table:table-cell table:style-name="Tabella1.F2" office:value-type="string">
            <text:p text:style-name="Table_20_Contents">Old Cleric</text:p>
          </table:table-cell>
        </table:table-row>
        <table:table-row>
          <table:table-cell table:style-name="Tabella1.A3" office:value-type="string">
            <text:p text:style-name="Table_20_Contents">Level</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F3" office:value-type="string">
            <text:p text:style-name="Table_20_Contents">5/6</text:p>
          </table:table-cell>
        </table:table-row>
        <table:table-row table:style-name="Tabella1.4">
          <table:table-cell table:style-name="Tabella1.A2" office:value-type="string">
            <text:p text:style-name="Table_20_Contents">Strength</text:p>
          </table:table-cell>
          <table:table-cell table:style-name="Tabella1.B4" office:value-type="float" office:value="8">
            <text:p text:style-name="Table_20_Contents">8</text:p>
          </table:table-cell>
          <table:table-cell table:style-name="Tabella1.A2" office:value-type="string">
            <text:p text:style-name="Table_20_Contents">15/16</text:p>
          </table:table-cell>
          <table:table-cell table:style-name="Tabella1.B4" office:value-type="float" office:value="7">
            <text:p text:style-name="Table_20_Contents">7</text:p>
          </table:table-cell>
          <table:table-cell table:style-name="Tabella1.B4" office:value-type="float" office:value="18">
            <text:p text:style-name="Table_20_Contents">18</text:p>
          </table:table-cell>
          <table:table-cell table:style-name="Tabella1.F4" office:value-type="float" office:value="12">
            <text:p text:style-name="Table_20_Contents">12</text:p>
          </table:table-cell>
        </table:table-row>
        <table:table-row>
          <table:table-cell table:style-name="Tabella1.A3" office:value-type="string">
            <text:p text:style-name="Table_20_Contents">Constitution</text:p>
          </table:table-cell>
          <table:table-cell table:style-name="Tabella1.A3" office:value-type="string">
            <text:p text:style-name="Table_20_Contents">13/14</text:p>
          </table:table-cell>
          <table:table-cell table:style-name="Tabella1.C5" office:value-type="float" office:value="16">
            <text:p text:style-name="Table_20_Contents">16</text:p>
          </table:table-cell>
          <table:table-cell table:style-name="Tabella1.C5" office:value-type="float" office:value="11">
            <text:p text:style-name="Table_20_Contents">11</text:p>
          </table:table-cell>
          <table:table-cell table:style-name="Tabella1.A3" office:value-type="string">
            <text:p text:style-name="Table_20_Contents">17/18</text:p>
          </table:table-cell>
          <table:table-cell table:style-name="Tabella1.F5" office:value-type="float" office:value="13">
            <text:p text:style-name="Table_20_Contents">13</text:p>
          </table:table-cell>
        </table:table-row>
        <table:table-row table:style-name="Tabella1.4">
          <table:table-cell table:style-name="Tabella1.A2" office:value-type="string">
            <text:p text:style-name="Table_20_Contents">Dexterity</text:p>
          </table:table-cell>
          <table:table-cell table:style-name="Tabella1.B4" office:value-type="float" office:value="14">
            <text:p text:style-name="Table_20_Contents">14</text:p>
          </table:table-cell>
          <table:table-cell table:style-name="Tabella1.B4" office:value-type="float" office:value="12">
            <text:p text:style-name="Table_20_Contents">12</text:p>
          </table:table-cell>
          <table:table-cell table:style-name="Tabella1.B4" office:value-type="float" office:value="16">
            <text:p text:style-name="Table_20_Contents">16</text:p>
          </table:table-cell>
          <table:table-cell table:style-name="Tabella1.B4" office:value-type="float" office:value="10">
            <text:p text:style-name="Table_20_Contents">10</text:p>
          </table:table-cell>
          <table:table-cell table:style-name="Tabella1.F4" office:value-type="float" office:value="12">
            <text:p text:style-name="Table_20_Contents">12</text:p>
          </table:table-cell>
        </table:table-row>
        <table:table-row>
          <table:table-cell table:style-name="Tabella1.A3" office:value-type="string">
            <text:p text:style-name="Table_20_Contents">Intelligence</text:p>
          </table:table-cell>
          <table:table-cell table:style-name="Tabella1.C5" office:value-type="float" office:value="18">
            <text:p text:style-name="Table_20_Contents">18</text:p>
          </table:table-cell>
          <table:table-cell table:style-name="Tabella1.C5" office:value-type="float" office:value="13">
            <text:p text:style-name="Table_20_Contents">13</text:p>
          </table:table-cell>
          <table:table-cell table:style-name="Tabella1.A3" office:value-type="string">
            <text:p text:style-name="Table_20_Contents">17/18</text:p>
          </table:table-cell>
          <table:table-cell table:style-name="Tabella1.C5" office:value-type="float" office:value="6">
            <text:p text:style-name="Table_20_Contents">6</text:p>
          </table:table-cell>
          <table:table-cell table:style-name="Tabella1.F3" office:value-type="string">
            <text:p text:style-name="Table_20_Contents">14</text:p>
          </table:table-cell>
        </table:table-row>
        <table:table-row table:style-name="Tabella1.4">
          <table:table-cell table:style-name="Tabella1.A2" office:value-type="string">
            <text:p text:style-name="Table_20_Contents">Wisdom</text:p>
          </table:table-cell>
          <table:table-cell table:style-name="Tabella1.B4" office:value-type="float" office:value="14">
            <text:p text:style-name="Table_20_Contents">14</text:p>
          </table:table-cell>
          <table:table-cell table:style-name="Tabella1.B4" office:value-type="float" office:value="14">
            <text:p text:style-name="Table_20_Contents">14</text:p>
          </table:table-cell>
          <table:table-cell table:style-name="Tabella1.B4" office:value-type="float" office:value="12">
            <text:p text:style-name="Table_20_Contents">12</text:p>
          </table:table-cell>
          <table:table-cell table:style-name="Tabella1.B4" office:value-type="float" office:value="10">
            <text:p text:style-name="Table_20_Contents">10</text:p>
          </table:table-cell>
          <table:table-cell table:style-name="Tabella1.F2" office:value-type="string">
            <text:p text:style-name="Table_20_Contents">15/16</text:p>
          </table:table-cell>
        </table:table-row>
        <table:table-row>
          <table:table-cell table:style-name="Tabella1.A3" office:value-type="string">
            <text:p text:style-name="Table_20_Contents">Charisma</text:p>
          </table:table-cell>
          <table:table-cell table:style-name="Tabella1.C5" office:value-type="float" office:value="16">
            <text:p text:style-name="Table_20_Contents">16</text:p>
          </table:table-cell>
          <table:table-cell table:style-name="Tabella1.C5" office:value-type="float" office:value="18">
            <text:p text:style-name="Table_20_Contents">18</text:p>
          </table:table-cell>
          <table:table-cell table:style-name="Tabella1.C5" office:value-type="float" office:value="14">
            <text:p text:style-name="Table_20_Contents">14</text:p>
          </table:table-cell>
          <table:table-cell table:style-name="Tabella1.C5" office:value-type="float" office:value="8">
            <text:p text:style-name="Table_20_Contents">8</text:p>
          </table:table-cell>
          <table:table-cell table:style-name="Tabella1.F5" office:value-type="float" office:value="10">
            <text:p text:style-name="Table_20_Contents">10</text:p>
          </table:table-cell>
        </table:table-row>
        <table:table-row table:style-name="Tabella1.4">
          <table:table-cell table:style-name="Tabella1.A2" office:value-type="string">
            <text:p text:style-name="Table_20_Contents">HP</text:p>
          </table:table-cell>
          <table:table-cell table:style-name="Tabella1.A2" office:value-type="string">
            <text:p text:style-name="Table_20_Contents">24/+5</text:p>
          </table:table-cell>
          <table:table-cell table:style-name="Tabella1.A2" office:value-type="string">
            <text:p text:style-name="Table_20_Contents">40/+6</text:p>
          </table:table-cell>
          <table:table-cell table:style-name="Tabella1.A2" office:value-type="string">
            <text:p text:style-name="Table_20_Contents">20/+4</text:p>
          </table:table-cell>
          <table:table-cell table:style-name="Tabella1.A2" office:value-type="string">
            <text:p text:style-name="Table_20_Contents">48/+11</text:p>
          </table:table-cell>
          <table:table-cell table:style-name="Tabella1.F2" office:value-type="string">
            <text:p text:style-name="Table_20_Contents">24/+5</text:p>
          </table:table-cell>
        </table:table-row>
        <table:table-row table:style-name="Tabella1.4">
          <table:table-cell table:style-name="Tabella1.A2" office:value-type="string">
            <text:p text:style-name="Table_20_Contents">Mps</text:p>
          </table:table-cell>
          <table:table-cell table:style-name="Tabella1.A2" office:value-type="string">
            <text:p text:style-name="Table_20_Contents">32/+6</text:p>
          </table:table-cell>
          <table:table-cell table:style-name="Tabella1.A2" office:value-type="string">
            <text:p text:style-name="Table_20_Contents">20/+4</text:p>
          </table:table-cell>
          <table:table-cell table:style-name="Tabella1.A2" office:value-type="string">
            <text:p text:style-name="Table_20_Contents">25/+5</text:p>
          </table:table-cell>
          <table:table-cell table:style-name="Tabella1.A2" office:value-type="string">
            <text:p text:style-name="Table_20_Contents">5/+1</text:p>
          </table:table-cell>
          <table:table-cell table:style-name="Tabella1.F2" office:value-type="string">
            <text:p text:style-name="Table_20_Contents">28/+5</text:p>
          </table:table-cell>
        </table:table-row>
        <table:table-row table:style-name="Tabella1.12">
          <table:table-cell table:style-name="Tabella1.A3" office:value-type="string">
            <text:p text:style-name="Table_20_Contents">AC</text:p>
          </table:table-cell>
          <table:table-cell table:style-name="Tabella1.C5" office:value-type="float" office:value="8">
            <text:p text:style-name="Table_20_Contents">8</text:p>
          </table:table-cell>
          <table:table-cell table:style-name="Tabella1.C5" office:value-type="float" office:value="6">
            <text:p text:style-name="Table_20_Contents">6</text:p>
          </table:table-cell>
          <table:table-cell table:style-name="Tabella1.C5" office:value-type="float" office:value="7">
            <text:p text:style-name="Table_20_Contents">7</text:p>
          </table:table-cell>
          <table:table-cell table:style-name="Tabella1.C5" office:value-type="float" office:value="7">
            <text:p text:style-name="Table_20_Contents">7</text:p>
          </table:table-cell>
          <table:table-cell table:style-name="Tabella1.F5" office:value-type="float" office:value="9">
            <text:p text:style-name="Table_20_Contents">9</text:p>
          </table:table-cell>
        </table:table-row>
        <table:table-row table:style-name="Tabella1.4">
          <table:table-cell table:style-name="Tabella1.A3" office:value-type="string">
            <text:p text:style-name="Table_20_Contents">TAC0</text:p>
          </table:table-cell>
          <table:table-cell table:style-name="Tabella1.A3" office:value-type="string">
            <text:p text:style-name="Table_20_Contents">17/15</text:p>
          </table:table-cell>
          <table:table-cell table:style-name="Tabella1.A3" office:value-type="string">
            <text:p text:style-name="Table_20_Contents">17</text:p>
          </table:table-cell>
          <table:table-cell table:style-name="Tabella1.A3" office:value-type="string">
            <text:p text:style-name="Table_20_Contents">17/15</text:p>
          </table:table-cell>
          <table:table-cell table:style-name="Tabella1.C5" office:value-type="float" office:value="17">
            <text:p text:style-name="Table_20_Contents">17</text:p>
          </table:table-cell>
          <table:table-cell table:style-name="Tabella1.F3" office:value-type="string">
            <text:p text:style-name="Table_20_Contents">17/15</text:p>
          </table:table-cell>
        </table:table-row>
      </table:table>
      <text:p text:style-name="P5"/>
      <text:p text:style-name="P5">AC= 9 - Bonus Dexterity</text:p>
      <text:p text:style-name="P5">Heen starts with leather armor and with a Club (1d4). </text:p>
      <text:p text:style-name="P5">Calcifer starts with the mail chain and with a Short Sword (1d6)</text:p>
      <text:p text:style-name="P5">Team’s speed on game map: 8 km/h </text:p>
      <text:h text:style-name="Heading_20_3" text:outline-level="3">Enemies stats for level 6: Cal</text:h>
      <table:table table:name="Enemiesstatsforlevel6" table:style-name="Enemiesstatsforlevel6">
        <table:table-column table:style-name="Enemiesstatsforlevel6.A"/>
        <table:table-column table:style-name="Enemiesstatsforlevel6.B"/>
        <table:table-column table:style-name="Enemiesstatsforlevel6.C"/>
        <table:table-column table:style-name="Enemiesstatsforlevel6.D"/>
        <table:table-column table:style-name="Enemiesstatsforlevel6.E"/>
        <table:table-column table:style-name="Enemiesstatsforlevel6.C"/>
        <table:table-column table:style-name="Enemiesstatsforlevel6.G"/>
        <table:table-header-rows>
          <table:table-row>
            <table:table-cell table:style-name="Enemiesstatsforlevel6.A1" office:value-type="string">
              <text:p text:style-name="Table_20_Heading"/>
            </table:table-cell>
            <table:table-cell table:style-name="Enemiesstatsforlevel6.A1" office:value-type="string">
              <text:p text:style-name="Table_20_Heading">Civil</text:p>
            </table:table-cell>
            <table:table-cell table:style-name="Enemiesstatsforlevel6.A1" office:value-type="string">
              <text:p text:style-name="Table_20_Heading">Soldier</text:p>
            </table:table-cell>
            <table:table-cell table:style-name="Enemiesstatsforlevel6.A1" office:value-type="string">
              <text:p text:style-name="Table_20_Heading">Mud-Spammer</text:p>
            </table:table-cell>
            <table:table-cell table:style-name="Enemiesstatsforlevel6.A1" office:value-type="string">
              <text:p text:style-name="Table_20_Heading">Rat</text:p>
            </table:table-cell>
            <table:table-cell table:style-name="Enemiesstatsforlevel6.A1" office:value-type="string">
              <text:p text:style-name="Table_20_Heading">Mud-Monster</text:p>
            </table:table-cell>
            <table:table-cell table:style-name="Enemiesstatsforlevel6.G1" office:value-type="string">
              <text:p text:style-name="Table_20_Heading">Elite soldier</text:p>
            </table:table-cell>
          </table:table-row>
        </table:table-header-rows>
        <table:table-row table:style-name="Enemiesstatsforlevel6.2">
          <table:table-cell table:style-name="Enemiesstatsforlevel6.A2" office:value-type="string">
            <text:p text:style-name="Table_20_Contents">Strength</text:p>
          </table:table-cell>
          <table:table-cell table:style-name="Enemiesstatsforlevel6.A2" office:value-type="string">
            <text:p text:style-name="Table_20_Contents">+0</text:p>
          </table:table-cell>
          <table:table-cell table:style-name="Enemiesstatsforlevel6.A2" office:value-type="string">
            <text:p text:style-name="Table_20_Contents">+1</text:p>
          </table:table-cell>
          <table:table-cell table:style-name="Enemiesstatsforlevel6.A2" office:value-type="string">
            <text:p text:style-name="Table_20_Contents">+1</text:p>
          </table:table-cell>
          <table:table-cell table:style-name="Enemiesstatsforlevel6.A2" office:value-type="string">
            <text:p text:style-name="Table_20_Contents">+0</text:p>
          </table:table-cell>
          <table:table-cell table:style-name="Enemiesstatsforlevel6.A2" office:value-type="string">
            <text:p text:style-name="Table_20_Contents">+3</text:p>
          </table:table-cell>
          <table:table-cell table:style-name="Enemiesstatsforlevel6.G2" office:value-type="string">
            <text:p text:style-name="Table_20_Contents">+2</text:p>
          </table:table-cell>
        </table:table-row>
        <table:table-row table:style-name="Enemiesstatsforlevel6.3">
          <table:table-cell table:style-name="Enemiesstatsforlevel6.A2" office:value-type="string">
            <text:p text:style-name="Table_20_Contents">Speed on map</text:p>
          </table:table-cell>
          <table:table-cell table:style-name="Enemiesstatsforlevel6.A2" office:value-type="string">
            <text:p text:style-name="Table_20_Contents">5/8 km/h</text:p>
          </table:table-cell>
          <table:table-cell table:style-name="Enemiesstatsforlevel6.A2" office:value-type="string">
            <text:p text:style-name="Table_20_Contents">5 km/h</text:p>
          </table:table-cell>
          <table:table-cell table:style-name="Enemiesstatsforlevel6.A2" office:value-type="string">
            <text:p text:style-name="Table_20_Contents">5 km/h</text:p>
          </table:table-cell>
          <table:table-cell table:style-name="Enemiesstatsforlevel6.A2" office:value-type="string">
            <text:p text:style-name="Table_20_Contents">10 km/h</text:p>
          </table:table-cell>
          <table:table-cell table:style-name="Enemiesstatsforlevel6.A2" office:value-type="string">
            <text:p text:style-name="Table_20_Contents">2 km/h</text:p>
          </table:table-cell>
          <table:table-cell table:style-name="Enemiesstatsforlevel6.G2" office:value-type="string">
            <text:p text:style-name="Table_20_Contents">7 km/h</text:p>
          </table:table-cell>
        </table:table-row>
        <table:table-row table:style-name="Enemiesstatsforlevel6.4">
          <table:table-cell table:style-name="Enemiesstatsforlevel6.A2" office:value-type="string">
            <text:p text:style-name="Table_20_Contents">HP</text:p>
          </table:table-cell>
          <table:table-cell table:style-name="Enemiesstatsforlevel6.A2" office:value-type="string">
            <text:p text:style-name="Table_20_Contents">10</text:p>
          </table:table-cell>
          <table:table-cell table:style-name="Enemiesstatsforlevel6.C4" office:value-type="float" office:value="32">
            <text:p text:style-name="Table_20_Contents">32</text:p>
          </table:table-cell>
          <table:table-cell table:style-name="Enemiesstatsforlevel6.A2" office:value-type="string">
            <text:p text:style-name="Table_20_Contents">30</text:p>
          </table:table-cell>
          <table:table-cell table:style-name="Enemiesstatsforlevel6.A2" office:value-type="string">
            <text:p text:style-name="Table_20_Contents">14</text:p>
          </table:table-cell>
          <table:table-cell table:style-name="Enemiesstatsforlevel6.C4" office:value-type="float" office:value="100">
            <text:p text:style-name="Table_20_Contents">100</text:p>
          </table:table-cell>
          <table:table-cell table:style-name="Enemiesstatsforlevel6.G4" office:value-type="float" office:value="40">
            <text:p text:style-name="Table_20_Contents">40</text:p>
          </table:table-cell>
        </table:table-row>
        <table:table-row table:style-name="Enemiesstatsforlevel6.5">
          <table:table-cell table:style-name="Enemiesstatsforlevel6.A2" office:value-type="string">
            <text:p text:style-name="Table_20_Contents">AC</text:p>
          </table:table-cell>
          <table:table-cell table:style-name="Enemiesstatsforlevel6.C4" office:value-type="float" office:value="9">
            <text:p text:style-name="Table_20_Contents">9</text:p>
          </table:table-cell>
          <table:table-cell table:style-name="Enemiesstatsforlevel6.C4" office:value-type="float" office:value="7">
            <text:p text:style-name="Table_20_Contents">7</text:p>
          </table:table-cell>
          <table:table-cell table:style-name="Enemiesstatsforlevel6.C4" office:value-type="float" office:value="7">
            <text:p text:style-name="Table_20_Contents">7</text:p>
          </table:table-cell>
          <table:table-cell table:style-name="Enemiesstatsforlevel6.C4" office:value-type="float" office:value="5">
            <text:p text:style-name="Table_20_Contents">5</text:p>
          </table:table-cell>
          <table:table-cell table:style-name="Enemiesstatsforlevel6.C4" office:value-type="float" office:value="7">
            <text:p text:style-name="Table_20_Contents">7</text:p>
          </table:table-cell>
          <table:table-cell table:style-name="Enemiesstatsforlevel6.G4" office:value-type="float" office:value="7">
            <text:p text:style-name="Table_20_Contents">7</text:p>
          </table:table-cell>
        </table:table-row>
        <table:table-row table:style-name="Enemiesstatsforlevel6.4">
          <table:table-cell table:style-name="Enemiesstatsforlevel6.A2" office:value-type="string">
            <text:p text:style-name="Table_20_Contents">TAC0</text:p>
          </table:table-cell>
          <table:table-cell table:style-name="Enemiesstatsforlevel6.C4" office:value-type="float" office:value="17">
            <text:p text:style-name="Table_20_Contents">17</text:p>
          </table:table-cell>
          <table:table-cell table:style-name="Enemiesstatsforlevel6.C4" office:value-type="float" office:value="16">
            <text:p text:style-name="Table_20_Contents">16</text:p>
          </table:table-cell>
          <table:table-cell table:style-name="Enemiesstatsforlevel6.C4" office:value-type="float" office:value="14">
            <text:p text:style-name="Table_20_Contents">14</text:p>
          </table:table-cell>
          <table:table-cell table:style-name="Enemiesstatsforlevel6.C4" office:value-type="float" office:value="15">
            <text:p text:style-name="Table_20_Contents">15</text:p>
          </table:table-cell>
          <table:table-cell table:style-name="Enemiesstatsforlevel6.C4" office:value-type="float" office:value="13">
            <text:p text:style-name="Table_20_Contents">13</text:p>
          </table:table-cell>
          <table:table-cell table:style-name="Enemiesstatsforlevel6.G4" office:value-type="float" office:value="14">
            <text:p text:style-name="Table_20_Contents">14</text:p>
          </table:table-cell>
        </table:table-row>
        <table:table-row table:style-name="Enemiesstatsforlevel6.5">
          <table:table-cell table:style-name="Enemiesstatsforlevel6.A2" office:value-type="string">
            <text:p text:style-name="Table_20_Contents">Dice type</text:p>
          </table:table-cell>
          <table:table-cell table:style-name="Enemiesstatsforlevel6.A2" office:value-type="string">
            <text:p text:style-name="Table_20_Contents">1d4</text:p>
          </table:table-cell>
          <table:table-cell table:style-name="Enemiesstatsforlevel6.A2" office:value-type="string">
            <text:p text:style-name="Table_20_Contents">1d6</text:p>
          </table:table-cell>
          <table:table-cell table:style-name="Enemiesstatsforlevel6.A2" office:value-type="string">
            <text:p text:style-name="Table_20_Contents">1d6</text:p>
          </table:table-cell>
          <table:table-cell table:style-name="Enemiesstatsforlevel6.A2" office:value-type="string">
            <text:p text:style-name="Table_20_Contents">2d4</text:p>
          </table:table-cell>
          <table:table-cell table:style-name="Enemiesstatsforlevel6.A2" office:value-type="string">
            <text:p text:style-name="Table_20_Contents">1d12</text:p>
          </table:table-cell>
          <table:table-cell table:style-name="Enemiesstatsforlevel6.G2" office:value-type="string">
            <text:p text:style-name="Table_20_Contents">1d8</text:p>
          </table:table-cell>
        </table:table-row>
      </table:table>
      <text:h text:style-name="Heading_20_2" text:outline-level="2"/>
      <text:h text:style-name="P7" text:outline-level="2">Fights in Level 6 – Cal</text:h>
      <table:table table:name="Scontri" table:style-name="Scontri">
        <table:table-column table:style-name="Scontri.A"/>
        <table:table-column table:style-name="Scontri.B"/>
        <table:table-column table:style-name="Scontri.C"/>
        <table:table-column table:style-name="Scontri.D" table:number-columns-repeated="2"/>
        <table:table-column table:style-name="Scontri.F"/>
        <table:table-header-rows>
          <table:table-row table:style-name="Scontri.1">
            <table:table-cell table:style-name="Scontri.A1" office:value-type="string">
              <text:p text:style-name="P3">Map</text:p>
            </table:table-cell>
            <table:table-cell table:style-name="Scontri.A1" office:value-type="string">
              <text:p text:style-name="P3">Room</text:p>
            </table:table-cell>
            <table:table-cell table:style-name="Scontri.C1" office:value-type="string">
              <text:p text:style-name="P3">Enemies</text:p>
            </table:table-cell>
            <table:table-cell table:style-name="Scontri.A1" office:value-type="string">
              <text:p text:style-name="P3">Damage<text:note text:id="ftn1" text:note-class="footnote"><text:note-citation>1</text:note-citation><text:note-body><text:p text:style-name="P6"><text:s/><draw:frame draw:style-name="fr1" draw:name="Object1" text:anchor-type="as-char" svg:y="-0.713cm" svg:width="12.079cm" svg:height="1.139cm" draw:z-index="0"><draw:object xlink:href="./Object 4" xlink:type="simple" xlink:show="embed" xlink:actuate="onLoad"/><draw:image xlink:href="./ObjectReplacements/Object 4" xlink:type="simple" xlink:show="embed" xlink:actuate="onLoad"/><svg:desc>formula</svg:desc></draw:frame></text:p><text:p text:style-name="P6">Where k is the number of combatants (Team1) attacking while h is the number of possible targets on defense (Team2). Critical and weak attack are balanced having equal probabilities (1÷20) and inverse effects.</text:p></text:note-body></text:note> to the team<text:note text:id="ftn2" text:note-class="footnote"><text:note-citation>2</text:note-citation><text:note-body><text:p text:style-name="Footnote">Sum of the average damage of the enemies multiplied by the probabilities of hitting the different team members (20% to hit each individual member).</text:p></text:note-body></text:note></text:p>
            </table:table-cell>
            <table:table-cell table:style-name="Scontri.C1" office:value-type="string">
              <text:p text:style-name="P3">Damage<text:span text:style-name="T1"><text:note-ref text:note-class="footnote" text:reference-format="text" text:ref-name="ftn1">1</text:note-ref></text:span> of the team<text:note text:id="ftn3" text:note-class="footnote"><text:note-citation>3</text:note-citation><text:note-body><text:p text:style-name="Footnote">Sum of the average damage of the team characters multiplied by their respective probabilities of hitting the different types of enemies. The damages of those who use magic are calculated with arcane missiles, and they are sure to hit. However it is estimated that such characters can not use magic in every turn.</text:p></text:note-body></text:note></text:p>
            </table:table-cell>
            <table:table-cell table:style-name="Scontri.C1" office:value-type="string">
              <text:p text:style-name="P3">Difficulty<text:note text:id="ftn4" text:note-class="footnote"><text:note-citation>4</text:note-citation><text:note-body><text:p text:style-name="Footnote"><draw:frame draw:style-name="fr1" draw:name="Object2" text:anchor-type="as-char" svg:y="-0.66cm" svg:width="8.259cm" svg:height="1.101cm" draw:z-index="1"><draw:object xlink:href="./Object 5" xlink:type="simple" xlink:show="embed" xlink:actuate="onLoad"/><draw:image xlink:href="./ObjectReplacements/Object 5" xlink:type="simple" xlink:show="embed" xlink:actuate="onLoad"/><svg:desc>formula</svg:desc></draw:frame><draw:frame draw:style-name="fr1" draw:name="Object3" text:anchor-type="as-char" svg:y="-0.619cm" svg:width="5.664cm" svg:height="1.007cm" draw:z-index="2"><draw:object xlink:href="./Object 6" xlink:type="simple" xlink:show="embed" xlink:actuate="onLoad"/><draw:image xlink:href="./ObjectReplacements/Object 6" xlink:type="simple" xlink:show="embed" xlink:actuate="onLoad"/><svg:desc>formula</svg:desc></draw:frame>the duration d of a battle in terms of turns is <draw:frame draw:style-name="fr1" draw:name="Oggetto1" text:anchor-type="as-char" svg:y="-0.619cm" svg:width="4.731cm" svg:height="1.63cm" draw:z-index="3"><draw:object xlink:href="./Object 1" xlink:type="simple" xlink:show="embed" xlink:actuate="onLoad"/><draw:image xlink:href="./ObjectReplacements/Object 1" xlink:type="simple" xlink:show="embed" xlink:actuate="onLoad"/></draw:frame></text:p></text:note-body></text:note></text:p>
            </table:table-cell>
          </table:table-row>
        </table:table-header-rows>
        <table:table-row table:style-name="Scontri.1">
          <table:table-cell table:style-name="Scontri.A2" office:value-type="string">
            <text:p text:style-name="P4">Tavern</text:p>
          </table:table-cell>
          <table:table-cell table:style-name="Scontri.A2" office:value-type="string">
            <text:p text:style-name="P4">Main Room</text:p>
          </table:table-cell>
          <table:table-cell table:style-name="Scontri.C2" office:value-type="string">
            <text:p text:style-name="P4">15 civil</text:p>
          </table:table-cell>
          <table:table-cell table:style-name="Scontri.A2" office:value-type="string">
            <text:p text:style-name="P4">19.5</text:p>
          </table:table-cell>
          <table:table-cell table:style-name="Scontri.C2" office:value-type="string">
            <text:p text:style-name="P4">25.8</text:p>
          </table:table-cell>
          <table:table-cell table:style-name="Scontri.C2" office:value-type="string">
            <text:p text:style-name="P4">0.172 – 0.125 = 0.047</text:p>
          </table:table-cell>
        </table:table-row>
        <table:table-row table:style-name="Scontri.1">
          <table:table-cell table:style-name="Scontri.A3" office:value-type="string">
            <text:p text:style-name="P4">Armory</text:p>
          </table:table-cell>
          <table:table-cell table:style-name="Scontri.A3" office:value-type="string">
            <text:p text:style-name="P4">Entrance</text:p>
          </table:table-cell>
          <table:table-cell table:style-name="Scontri.C3" office:value-type="string">
            <text:p text:style-name="P4">3 soldier</text:p>
          </table:table-cell>
          <table:table-cell table:style-name="Scontri.A3" office:value-type="string">
            <text:p text:style-name="P4">9</text:p>
          </table:table-cell>
          <table:table-cell table:style-name="Scontri.C3" office:value-type="string">
            <text:p text:style-name="P4">24.57</text:p>
          </table:table-cell>
          <table:table-cell table:style-name="Scontri.C3" office:value-type="string">
            <text:p text:style-name="P4">0.255 – 0.057 = 0.198</text:p>
          </table:table-cell>
        </table:table-row>
        <table:table-row table:style-name="Scontri.1">
          <table:table-cell table:style-name="Scontri.A2" office:value-type="string">
            <text:p text:style-name="P4">Armory</text:p>
          </table:table-cell>
          <table:table-cell table:style-name="Scontri.A2" office:value-type="string">
            <text:p text:style-name="P4">Corridor</text:p>
          </table:table-cell>
          <table:table-cell table:style-name="Scontri.C2" office:value-type="string">
            <text:p text:style-name="P4">2 soldier</text:p>
          </table:table-cell>
          <table:table-cell table:style-name="Scontri.A2" office:value-type="string">
            <text:p text:style-name="P4">6</text:p>
          </table:table-cell>
          <table:table-cell table:style-name="Scontri.C2" office:value-type="string">
            <text:p text:style-name="P4">24.57</text:p>
          </table:table-cell>
          <table:table-cell table:style-name="Scontri.C2" office:value-type="string">
            <text:p text:style-name="P4">0.383 – 0.038 = 0.345</text:p>
          </table:table-cell>
        </table:table-row>
        <table:table-row table:style-name="Scontri.1">
          <table:table-cell table:style-name="Scontri.A3" office:value-type="string">
            <text:p text:style-name="P4">Armory</text:p>
          </table:table-cell>
          <table:table-cell table:style-name="Scontri.A3" office:value-type="string">
            <text:p text:style-name="P4">Forge</text:p>
          </table:table-cell>
          <table:table-cell table:style-name="Scontri.C3" office:value-type="string">
            <text:p text:style-name="P4">2 soldier</text:p>
          </table:table-cell>
          <table:table-cell table:style-name="Scontri.A3" office:value-type="string">
            <text:p text:style-name="P4">6</text:p>
          </table:table-cell>
          <table:table-cell table:style-name="Scontri.C3" office:value-type="string">
            <text:p text:style-name="P4">24.57</text:p>
          </table:table-cell>
          <table:table-cell table:style-name="Scontri.C3" office:value-type="string">
            <text:p text:style-name="P4">0.383 – 0.038 = 0.345</text:p>
          </table:table-cell>
        </table:table-row>
        <table:table-row table:style-name="Scontri.1">
          <table:table-cell table:style-name="Scontri.A2" office:value-type="string">
            <text:p text:style-name="P4">Sewers</text:p>
          </table:table-cell>
          <table:table-cell table:style-name="Scontri.A2" office:value-type="string">
            <text:p text:style-name="P4">Rat’s nest</text:p>
          </table:table-cell>
          <table:table-cell table:style-name="Scontri.C2" office:value-type="string">
            <text:p text:style-name="P4">20 rats</text:p>
          </table:table-cell>
          <table:table-cell table:style-name="Scontri.A2" office:value-type="string">
            <text:p text:style-name="P4">31</text:p>
          </table:table-cell>
          <table:table-cell table:style-name="Scontri.C2" office:value-type="string">
            <text:p text:style-name="P4">23.35</text:p>
          </table:table-cell>
          <table:table-cell table:style-name="Scontri.C2" office:value-type="string">
            <text:p text:style-name="P4">0.083 – 0.198 = -0.115</text:p>
          </table:table-cell>
        </table:table-row>
        <table:table-row table:style-name="Scontri.1">
          <table:table-cell table:style-name="Scontri.A3" office:value-type="string">
            <text:p text:style-name="P4">Sewers</text:p>
          </table:table-cell>
          <table:table-cell table:style-name="Scontri.A3" office:value-type="string">
            <text:p text:style-name="P4">Large basin</text:p>
          </table:table-cell>
          <table:table-cell table:style-name="Scontri.C3" office:value-type="string">
            <text:p text:style-name="P4">1 mud monster</text:p>
          </table:table-cell>
          <table:table-cell table:style-name="Scontri.A3" office:value-type="string">
            <text:p text:style-name="P4">34.2<text:note text:id="ftn5" text:note-class="footnote"><text:note-citation>5</text:note-citation><text:note-body><text:p text:style-name="Footnote">The mud monster tries to hit all the members of the team each turn (inflicts 6,84 to each). </text:p></text:note-body></text:note></text:p>
          </table:table-cell>
          <table:table-cell table:style-name="Scontri.C3" office:value-type="string">
            <text:p text:style-name="P4">24.57</text:p>
          </table:table-cell>
          <table:table-cell table:style-name="Scontri.C3" office:value-type="string">
            <text:p text:style-name="P4">0.245 – 0.219 = 0.026</text:p>
          </table:table-cell>
        </table:table-row>
        <table:table-row table:style-name="Scontri.1">
          <table:table-cell table:style-name="Scontri.A2" office:value-type="string">
            <text:p text:style-name="P4">Prison</text:p>
          </table:table-cell>
          <table:table-cell table:style-name="Scontri.A2" office:value-type="string">
            <text:p text:style-name="P4">Entrance</text:p>
          </table:table-cell>
          <table:table-cell table:style-name="Scontri.C2" office:value-type="string">
            <text:p text:style-name="P4">1 soldier</text:p>
          </table:table-cell>
          <table:table-cell table:style-name="Scontri.A2" office:value-type="string">
            <text:p text:style-name="P4">3</text:p>
          </table:table-cell>
          <table:table-cell table:style-name="Scontri.C2" office:value-type="string">
            <text:p text:style-name="P4">24.57</text:p>
          </table:table-cell>
          <table:table-cell table:style-name="Scontri.C2" office:value-type="string">
            <text:p text:style-name="P4">0.767 – 0.019 = 0.748</text:p>
          </table:table-cell>
        </table:table-row>
        <table:table-row table:style-name="Scontri.1">
          <table:table-cell table:style-name="Scontri.A3" office:value-type="string">
            <text:p text:style-name="P4">Prison</text:p>
          </table:table-cell>
          <table:table-cell table:style-name="Scontri.A3" office:value-type="string">
            <text:p text:style-name="P4">Guard post 1</text:p>
          </table:table-cell>
          <table:table-cell table:style-name="Scontri.C3" office:value-type="string">
            <text:p text:style-name="P4">3 soldier, 1 mud spammer</text:p>
          </table:table-cell>
          <table:table-cell table:style-name="Scontri.A3" office:value-type="string">
            <text:p text:style-name="P4">12.35</text:p>
          </table:table-cell>
          <table:table-cell table:style-name="Scontri.C3" office:value-type="string">
            <text:p text:style-name="P4">24.57</text:p>
          </table:table-cell>
          <table:table-cell table:style-name="Scontri.C3" office:value-type="string">
            <text:p text:style-name="P4">0.195 – 0.079 = 0.116 </text:p>
          </table:table-cell>
        </table:table-row>
        <table:table-row table:style-name="Scontri.1">
          <table:table-cell table:style-name="Scontri.A2" office:value-type="string">
            <text:p text:style-name="P4">Prison</text:p>
          </table:table-cell>
          <table:table-cell table:style-name="Scontri.A2" office:value-type="string">
            <text:p text:style-name="P4">Guard post 2</text:p>
          </table:table-cell>
          <table:table-cell table:style-name="Scontri.C2" office:value-type="string">
            <text:p text:style-name="P4">3 soldier, 1 mud spammer</text:p>
          </table:table-cell>
          <table:table-cell table:style-name="Scontri.A2" office:value-type="string">
            <text:p text:style-name="P4">12.35</text:p>
          </table:table-cell>
          <table:table-cell table:style-name="Scontri.C2" office:value-type="string">
            <text:p text:style-name="P4">24.57</text:p>
          </table:table-cell>
          <table:table-cell table:style-name="Scontri.C2" office:value-type="string">
            <text:p text:style-name="P4">0.195 – 0.079 = 0.116</text:p>
          </table:table-cell>
        </table:table-row>
        <table:table-row table:style-name="Scontri.1">
          <table:table-cell table:style-name="Scontri.A3" office:value-type="string">
            <text:p text:style-name="P4">Prison</text:p>
          </table:table-cell>
          <table:table-cell table:style-name="Scontri.A3" office:value-type="string">
            <text:p text:style-name="P4">Guard post 3</text:p>
          </table:table-cell>
          <table:table-cell table:style-name="Scontri.C3" office:value-type="string">
            <text:p text:style-name="P4">4 soldier, 1 mud spammer</text:p>
          </table:table-cell>
          <table:table-cell table:style-name="Scontri.A3" office:value-type="string">
            <text:p text:style-name="P4">15.70</text:p>
          </table:table-cell>
          <table:table-cell table:style-name="Scontri.C3" office:value-type="string">
            <text:p text:style-name="P4">24.57</text:p>
          </table:table-cell>
          <table:table-cell table:style-name="Scontri.C3" office:value-type="string">
            <text:p text:style-name="P4">0.155 – 0.100 = 0.055</text:p>
          </table:table-cell>
        </table:table-row>
        <table:table-row table:style-name="Scontri.1">
          <table:table-cell table:style-name="Scontri.A2" office:value-type="string">
            <text:p text:style-name="P4">Prison</text:p>
          </table:table-cell>
          <table:table-cell table:style-name="Scontri.A2" office:value-type="string">
            <text:p text:style-name="P4">Torture chamber</text:p>
          </table:table-cell>
          <table:table-cell table:style-name="Scontri.C2" office:value-type="string">
            <text:p text:style-name="P4">2 soldier</text:p>
          </table:table-cell>
          <table:table-cell table:style-name="Scontri.A2" office:value-type="string">
            <text:p text:style-name="P4">6</text:p>
          </table:table-cell>
          <table:table-cell table:style-name="Scontri.C2" office:value-type="string">
            <text:p text:style-name="P4">24.57</text:p>
          </table:table-cell>
          <table:table-cell table:style-name="Scontri.C2" office:value-type="string">
            <text:p text:style-name="P4">0.383 – 0.038 = 0.345</text:p>
          </table:table-cell>
        </table:table-row>
        <table:table-row table:style-name="Scontri.1">
          <table:table-cell table:style-name="Scontri.A3" office:value-type="string">
            <text:p text:style-name="P4">Castle</text:p>
          </table:table-cell>
          <table:table-cell table:style-name="Scontri.A3" office:value-type="string">
            <text:p text:style-name="P4">Room 3 right</text:p>
          </table:table-cell>
          <table:table-cell table:style-name="Scontri.C3" office:value-type="string">
            <text:p text:style-name="P4">1 soldier</text:p>
          </table:table-cell>
          <table:table-cell table:style-name="Scontri.A3" office:value-type="string">
            <text:p text:style-name="P4">3</text:p>
          </table:table-cell>
          <table:table-cell table:style-name="Scontri.C3" office:value-type="string">
            <text:p text:style-name="P4">24.57</text:p>
          </table:table-cell>
          <table:table-cell table:style-name="Scontri.C3" office:value-type="string">
            <text:p text:style-name="P4">0.766 – 0.019 = 0.747</text:p>
          </table:table-cell>
        </table:table-row>
        <table:table-row table:style-name="Scontri.1">
          <table:table-cell table:style-name="Scontri.A2" office:value-type="string">
            <text:p text:style-name="P4">Castle</text:p>
          </table:table-cell>
          <table:table-cell table:style-name="Scontri.A2" office:value-type="string">
            <text:p text:style-name="P4">Room 3 left</text:p>
          </table:table-cell>
          <table:table-cell table:style-name="Scontri.C2" office:value-type="string">
            <text:p text:style-name="P4">2 mud spammer</text:p>
          </table:table-cell>
          <table:table-cell table:style-name="Scontri.A2" office:value-type="string">
            <text:p text:style-name="P4">6.70</text:p>
          </table:table-cell>
          <table:table-cell table:style-name="Scontri.C2" office:value-type="string">
            <text:p text:style-name="P4">24.57</text:p>
          </table:table-cell>
          <table:table-cell table:style-name="Scontri.C2" office:value-type="string">
            <text:p text:style-name="P4">0.409 – 0.042 = 0.367</text:p>
          </table:table-cell>
        </table:table-row>
        <table:table-row table:style-name="Scontri.1">
          <table:table-cell table:style-name="Scontri.A3" office:value-type="string">
            <text:p text:style-name="P4">Castle</text:p>
          </table:table-cell>
          <table:table-cell table:style-name="Scontri.A3" office:value-type="string">
            <text:p text:style-name="P4">Room 8</text:p>
          </table:table-cell>
          <table:table-cell table:style-name="Scontri.C3" office:value-type="string">
            <text:p text:style-name="P4">4 soldier</text:p>
          </table:table-cell>
          <table:table-cell table:style-name="Scontri.A3" office:value-type="string">
            <text:p text:style-name="P4">12</text:p>
          </table:table-cell>
          <table:table-cell table:style-name="Scontri.C3" office:value-type="string">
            <text:p text:style-name="P4">24.57</text:p>
          </table:table-cell>
          <table:table-cell table:style-name="Scontri.C3" office:value-type="string">
            <text:p text:style-name="P4">0.191 – 0.076 = 0.115</text:p>
          </table:table-cell>
        </table:table-row>
        <table:table-row table:style-name="Scontri.1">
          <table:table-cell table:style-name="Scontri.A2" office:value-type="string">
            <text:p text:style-name="P4">Castle</text:p>
          </table:table-cell>
          <table:table-cell table:style-name="Scontri.A2" office:value-type="string">
            <text:p text:style-name="P4">Room 9</text:p>
          </table:table-cell>
          <table:table-cell table:style-name="Scontri.C2" office:value-type="string">
            <text:p text:style-name="P4">1 mud spammer</text:p>
          </table:table-cell>
          <table:table-cell table:style-name="Scontri.A2" office:value-type="string">
            <text:p text:style-name="P4">3.35</text:p>
          </table:table-cell>
          <table:table-cell table:style-name="Scontri.C2" office:value-type="string">
            <text:p text:style-name="P4">24.57</text:p>
          </table:table-cell>
          <table:table-cell table:style-name="Scontri.C2" office:value-type="string">
            <text:p text:style-name="P4">0.819 – 0.021 = 0.798</text:p>
          </table:table-cell>
        </table:table-row>
        <table:table-row table:style-name="Scontri.1">
          <table:table-cell table:style-name="Scontri.A3" office:value-type="string">
            <text:p text:style-name="P4">Castle</text:p>
          </table:table-cell>
          <table:table-cell table:style-name="Scontri.A3" office:value-type="string">
            <text:p text:style-name="P4">Room 17</text:p>
          </table:table-cell>
          <table:table-cell table:style-name="Scontri.C3" office:value-type="string">
            <text:p text:style-name="P4">1 soldier, 1 mud spammer</text:p>
          </table:table-cell>
          <table:table-cell table:style-name="Scontri.A3" office:value-type="string">
            <text:p text:style-name="P4">6.35</text:p>
          </table:table-cell>
          <table:table-cell table:style-name="Scontri.C3" office:value-type="string">
            <text:p text:style-name="P4">24.57</text:p>
          </table:table-cell>
          <table:table-cell table:style-name="Scontri.C3" office:value-type="string">
            <text:p text:style-name="P4">0.396 – 0.040 = 0.356</text:p>
          </table:table-cell>
        </table:table-row>
        <table:table-row table:style-name="Scontri.1">
          <table:table-cell table:style-name="Scontri.A2" office:value-type="string">
            <text:p text:style-name="P4">Castle</text:p>
          </table:table-cell>
          <table:table-cell table:style-name="Scontri.A2" office:value-type="string">
            <text:p text:style-name="P4">Room 15</text:p>
          </table:table-cell>
          <table:table-cell table:style-name="Scontri.C2" office:value-type="string">
            <text:p text:style-name="P4">2 soldier, 2 mud spammer</text:p>
          </table:table-cell>
          <table:table-cell table:style-name="Scontri.A2" office:value-type="string">
            <text:p text:style-name="P4">12.70</text:p>
          </table:table-cell>
          <table:table-cell table:style-name="Scontri.C2" office:value-type="string">
            <text:p text:style-name="P4">24.57</text:p>
          </table:table-cell>
          <table:table-cell table:style-name="Scontri.C2" office:value-type="string">
            <text:p text:style-name="P4">0.198 – 0.081 = 0.117</text:p>
          </table:table-cell>
        </table:table-row>
        <table:table-row table:style-name="Scontri.1">
          <table:table-cell table:style-name="Scontri.A3" office:value-type="string">
            <text:p text:style-name="P4">Castle</text:p>
          </table:table-cell>
          <table:table-cell table:style-name="Scontri.A3" office:value-type="string">
            <text:p text:style-name="P4">Room 13</text:p>
          </table:table-cell>
          <table:table-cell table:style-name="Scontri.C3" office:value-type="string">
            <text:p text:style-name="P4">2 soldier, 1 mud spammer</text:p>
          </table:table-cell>
          <table:table-cell table:style-name="Scontri.A3" office:value-type="string">
            <text:p text:style-name="P4">6.35</text:p>
          </table:table-cell>
          <table:table-cell table:style-name="Scontri.C3" office:value-type="string">
            <text:p text:style-name="P4">24.57</text:p>
          </table:table-cell>
          <table:table-cell table:style-name="Scontri.C3" office:value-type="string">
            <text:p text:style-name="P4">0.261 – 0.040 = 0.221</text:p>
          </table:table-cell>
        </table:table-row>
        <table:table-row table:style-name="Scontri.1">
          <table:table-cell table:style-name="Scontri.A2" office:value-type="string">
            <text:p text:style-name="P4">Castle</text:p>
          </table:table-cell>
          <table:table-cell table:style-name="Scontri.A2" office:value-type="string">
            <text:p text:style-name="P4">Room 16</text:p>
          </table:table-cell>
          <table:table-cell table:style-name="Scontri.C2" office:value-type="string">
            <text:p text:style-name="P4">6 elite soldier</text:p>
          </table:table-cell>
          <table:table-cell table:style-name="Scontri.A2" office:value-type="string">
            <text:p text:style-name="P4">30.6</text:p>
          </table:table-cell>
          <table:table-cell table:style-name="Scontri.C2" office:value-type="string">
            <text:p text:style-name="P4">24.57</text:p>
          </table:table-cell>
          <table:table-cell table:style-name="Scontri.C2" office:value-type="string">
            <text:p text:style-name="P4">0.102 – 0.196 = -0.094</text:p>
          </table:table-cell>
        </table:table-row>
      </table:table>
      <text:p text:style-name="Standard"/>
      <text:h text:style-name="P7" text:outline-level="2">Strategy</text:h>
      <text:p text:style-name="Text_20_body">Sophie, Calcifer and Heen at level 5 have acquired powerful area spells, such as the fireball. This spell allows you to quickly resolve clashes with many enemies in tight spaces, but consumes a lot of MPs, forcing the player to use it wisely.</text:p>
      <text:p text:style-name="Standard">In the nest of rats in the sewers, the rats have a saving throw of 13 on the spells, and are distributed so that they can be hit by 1 to 8 at the same time, suppose it hits an average of 4.5. This means that a level 5 fireball can inflict:</text:p>
      <text:p text:style-name="Standard"><draw:frame draw:style-name="fr1" draw:name="Oggetto2" text:anchor-type="as-char" svg:y="-0.66cm" svg:width="13.725cm" svg:height="1.039cm" draw:z-index="4"><draw:object xlink:href="./Object 2" xlink:type="simple" xlink:show="embed" xlink:actuate="onLoad"/><draw:image xlink:href="./ObjectReplacements/Object 2" xlink:type="simple" xlink:show="embed" xlink:actuate="onLoad"/></draw:frame></text:p>
      <text:p text:style-name="Standard">By inflicting 14.375 per rat we can say that the average damage of a fireballs kills any rat they target. 4 fireballs could solve the most challenging match of the level.</text:p>
      <text:p text:style-name="Standard">In clashes like the one with the Mud monster, each team member is targeted at the same time by the physical attack or magic of a single enemy. In these cases, the saving spells on the spells of the characters, based on their level (5/6), are 15/12 for the magic users and 14 for the fighters. Physical attack damage is 34.2 on average based on the team’s CA and thac0 on the Mud monster, which attacks the party with a d12. Its strongest attack is mud-spamming magic (1d20) which inflicts the following damage to a level 5 team:</text:p>
      <text:p text:style-name="Standard"><draw:frame draw:style-name="fr1" draw:name="Oggetto3" text:anchor-type="as-char" svg:y="-0.66cm" svg:width="18.288cm" svg:height="1.037cm" draw:z-index="5"><draw:object xlink:href="./Object 3" xlink:type="simple" xlink:show="embed" xlink:actuate="onLoad"/><draw:image xlink:href="./ObjectReplacements/Object 3" xlink:type="simple" xlink:show="embed" xlink:actuate="onLoad"/></draw:frame> to the magic users + 17.85 to the fighters, 44.312 total.</text:p>
      <text:p text:style-name="Standard">In some clashes, like the final one in the castle with the six elite soldiers, it is possible that the damage is focused on a single weak character. This could rapidly lead to his defeat. In just one turn, with the rest of the team healthy, you can completely restore the health of any character just defeated: 1 phoenix tail, 2 healing potions and a cure magic are 3d10 + 3 + 5d6 + 5 = 19.5 + 22.5 = 42 Hps.</text:p>
      <text:p text:style-name="Standard">In the statistics it is estimated that Sophie attacks 75% of the rounds, Markl the 60 and the Wow the 40%, this because they know powerful defensive spells, or they have to save the mana or use a p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lcolo" style:family="paragraph" style:parent-style-name="Standard" style:master-page-name="">
      <style:paragraph-properties fo:text-align="start" style:justify-single-word="false" fo:hyphenation-ladder-count="no-limit" style:page-number="auto"/>
      <style:text-properties fo:color="#000840" fo:hyphenate="false" fo:hyphenation-remain-char-count="2" fo:hyphenation-push-char-count="2"/>
    </style:style>
    <style:style style:name="Team7GrayTable.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2" style:family="paragraph">
      <style:text-properties fo:color="#464453" style:font-name-asian="NSimSun" style:font-size-asian="10.5pt" style:font-name-complex="Arial"/>
    </style:style>
    <style:style style:name="Team7GrayTable.3" style:family="paragraph">
      <style:text-properties fo:color="#464453" style:font-name-asian="NSimSun" style:font-size-asian="10.5pt" style:font-name-complex="Arial"/>
    </style:style>
    <style:style style:name="Team7GrayTable.4" style:family="paragraph">
      <style:text-properties fo:color="#464453" style:font-name-asian="NSimSun" style:font-size-asian="10.5pt" style:font-name-complex="Arial"/>
    </style:style>
    <style:style style:name="Team7GrayTable.5" style:family="paragraph">
      <style:text-properties fo:color="#464453" style:font-name-asian="NSimSun" style:font-size-asian="10.5pt" style:font-name-complex="Arial"/>
    </style:style>
    <style:style style:name="Team7GrayTable.6" style:family="paragraph">
      <style:text-properties fo:color="#464453" style:font-name-asian="NSimSun" style:font-size-asian="10.5pt" style:font-name-complex="Arial"/>
    </style:style>
    <style:style style:name="Team7GrayTable.7" style:family="paragraph">
      <style:text-properties fo:color="#464453" style:font-name-asian="NSimSun" style:font-size-asian="10.5pt" style:font-name-complex="Arial"/>
    </style:style>
    <style:style style:name="Team7GrayTable.8" style:family="paragraph">
      <style:text-properties fo:color="#464453" style:font-name-asian="NSimSun" style:font-size-asian="10.5pt" style:font-name-complex="Arial"/>
    </style:style>
    <style:style style:name="Team7GrayTable.9" style:family="paragraph">
      <style:text-properties fo:color="#464453" style:font-name-asian="NSimSun" style:font-size-asian="10.5pt" style:font-name-complex="Arial"/>
    </style:style>
    <style:style style:name="Team7GrayTable.10" style:family="paragraph">
      <style:text-properties fo:color="#464453" style:font-name-asian="NSimSun" style:font-size-asian="10.5pt" style:font-name-complex="Arial"/>
    </style:style>
    <style:style style:name="Team7GrayTable.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3" style:family="paragraph">
      <style:text-properties fo:color="#464453" style:font-name-asian="NSimSun" style:font-size-asian="10.5pt" style:font-name-complex="Arial"/>
    </style:style>
    <style:style style:name="Team7GrayTable.14" style:family="paragraph">
      <style:text-properties fo:color="#464453" style:font-name-asian="NSimSun" style:font-size-asian="10.5pt" style:font-name-complex="Arial"/>
    </style:style>
    <style:style style:name="Team7GrayTable.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6" style:family="paragraph">
      <style:text-properties fo:color="#464453" style:font-name-asian="NSimSun" style:font-size-asian="10.5pt" style:font-name-complex="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Fights outcomes</text:chapter></text:p>
            </table:table-cell>
            <table:table-cell table:style-name="Tabella9.A1" office:value-type="string">
              <text:p text:style-name="MP2"><text:page-number text:select-page="current">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9-01-10T22:53:12.61</dc:date>
    <meta:editing-duration>PT8H45M31S</meta:editing-duration>
    <meta:editing-cycles>176</meta:editing-cycles>
    <meta:generator>OpenOffice/4.1.6$Win32 OpenOffice.org_project/416m1$Build-9790</meta:generator>
    <dc:creator>Michele Maione</dc:creator>
    <meta:document-statistic meta:table-count="4" meta:image-count="0" meta:object-count="6" meta:page-count="3" meta:paragraph-count="272" meta:word-count="969" meta:character-count="4689"/>
    <meta:template xlink:type="simple" xlink:actuate="onRequest" xlink:title="" xlink:href="../MasterGameDesignDocument.odm" meta:date="2018-12-29T17:17:59.41"/>
  </office:meta>
</office:document-meta>
</file>

<file path=Object 1/content.xml><?xml version="1.0" encoding="utf-8"?>
<math xmlns="http://www.w3.org/1998/Math/MathML" display="block">
  <semantics>
    <mrow>
      <mi>d</mi>
      <mo stretchy="false">=</mo>
      <mfrac>
        <mn>1</mn>
        <mfrac>
          <mrow>
            <mi mathvariant="italic">DPT</mi>
            <mrow>
              <mo fence="true" stretchy="false">(</mo>
              <mrow>
                <mrow>
                  <mi mathvariant="italic">Team</mi>
                  <mi>,</mi>
                  <mi mathvariant="italic">Enemies</mi>
                </mrow>
              </mrow>
              <mo fence="true" stretchy="false">)</mo>
            </mrow>
          </mrow>
          <msub>
            <mi mathvariant="italic">HP</mi>
            <mi mathvariant="italic">enemies</mi>
          </msub>
        </mfrac>
      </mfrac>
    </mrow>
    <annotation encoding="StarMath 5.0">d=1 over {{DPT(Team,Enemies)}over HP_enemies}</annotation>
  </semantics>
</math>
</file>

<file path=Object 2/content.xml><?xml version="1.0" encoding="utf-8"?>
<math xmlns="http://www.w3.org/1998/Math/MathML">
  <semantics>
    <mrow>
      <mrow>
        <mo stretchy="false">(</mo>
        <mrow>
          <mrow>
            <mrow>
              <mfrac>
                <mrow>
                  <mn>3.5</mn>
                  <mi>×</mi>
                  <mn>5</mn>
                  <mi>×</mi>
                  <mi>P</mi>
                  <mrow>
                    <mo stretchy="false">(</mo>
                    <mrow>
                      <mrow>
                        <mn>1d20</mn>
                        <mo stretchy="false">&gt;</mo>
                        <mn>13</mn>
                      </mrow>
                    </mrow>
                    <mo stretchy="false">)</mo>
                  </mrow>
                </mrow>
                <mn>2</mn>
              </mfrac>
              <mo stretchy="false">+</mo>
              <mn>3.5</mn>
            </mrow>
            <mi>×</mi>
            <mn>5</mn>
            <mi>×</mi>
            <mi>P</mi>
            <mrow>
              <mo stretchy="false">(</mo>
              <mrow>
                <mrow>
                  <mn>1d20</mn>
                  <mo stretchy="false">&lt;</mo>
                  <mn>13</mn>
                </mrow>
              </mrow>
              <mo stretchy="false">)</mo>
            </mrow>
          </mrow>
        </mrow>
        <mo stretchy="false">)</mo>
      </mrow>
      <mi>×</mi>
      <mrow>
        <mn>4.5</mn>
        <mo stretchy="false">=</mo>
        <mrow>
          <mo stretchy="false">(</mo>
          <mrow>
            <mrow>
              <mrow>
                <mn>3</mn>
                <mo stretchy="false">+</mo>
                <mn>11.375</mn>
              </mrow>
            </mrow>
          </mrow>
          <mo stretchy="false">)</mo>
        </mrow>
      </mrow>
      <mi>×</mi>
      <mrow>
        <mn>4.5</mn>
        <mo stretchy="false">=</mo>
        <mn>64.68</mn>
      </mrow>
    </mrow>
    <annotation encoding="StarMath 5.0">({{3.5 × 5 × P(1d20 &gt; 13) }over 2 + 3.5 × 5 × P(1d20 &lt; 13) } )× 4.5 = ({3 + 11.375}) × 4.5 = 64.68</annotation>
  </semantics>
</math>
</file>

<file path=Object 3/content.xml><?xml version="1.0" encoding="utf-8"?>
<math xmlns="http://www.w3.org/1998/Math/MathML" display="block">
  <semantics>
    <mrow>
      <mrow>
        <mrow>
          <mrow>
            <mo fence="true" stretchy="false">(</mo>
            <mrow>
              <mrow>
                <mrow>
                  <mfrac>
                    <mrow>
                      <mn>10.5</mn>
                      <mi>×</mi>
                      <mi>P</mi>
                      <mrow>
                        <mo fence="true" stretchy="false">(</mo>
                        <mrow>
                          <mrow>
                            <mn>1</mn>
                            <mi>d</mi>
                            <mn>20</mn>
                            <mi>≥</mi>
                            <mn>15</mn>
                          </mrow>
                        </mrow>
                        <mo fence="true" stretchy="false">)</mo>
                      </mrow>
                    </mrow>
                    <mn>2</mn>
                  </mfrac>
                  <mo stretchy="false">+</mo>
                  <mn>10.5</mn>
                </mrow>
                <mi>×</mi>
                <mi>P</mi>
                <mrow>
                  <mo fence="true" stretchy="false">(</mo>
                  <mrow>
                    <mrow>
                      <mn>1</mn>
                      <mi>d</mi>
                      <mrow>
                        <mn>20</mn>
                        <mo stretchy="false">&lt;</mo>
                        <mn>15</mn>
                      </mrow>
                    </mrow>
                  </mrow>
                  <mo fence="true" stretchy="false">)</mo>
                </mrow>
              </mrow>
            </mrow>
            <mo fence="true" stretchy="false">)</mo>
          </mrow>
          <mi>×</mi>
          <mn>3</mn>
        </mrow>
        <mo stretchy="false">+</mo>
        <mrow>
          <mrow>
            <mo fence="true" stretchy="false">(</mo>
            <mrow>
              <mrow>
                <mrow>
                  <mfrac>
                    <mrow>
                      <mn>10.5</mn>
                      <mi>×</mi>
                      <mi>P</mi>
                      <mrow>
                        <mo fence="true" stretchy="false">(</mo>
                        <mrow>
                          <mrow>
                            <mn>1</mn>
                            <mi>d</mi>
                            <mn>20</mn>
                            <mi>≥</mi>
                            <mn>14</mn>
                          </mrow>
                        </mrow>
                        <mo fence="true" stretchy="false">)</mo>
                      </mrow>
                    </mrow>
                    <mn>2</mn>
                  </mfrac>
                  <mo stretchy="false">+</mo>
                  <mn>10.5</mn>
                </mrow>
                <mi>×</mi>
                <mi>P</mi>
                <mrow>
                  <mo fence="true" stretchy="false">(</mo>
                  <mrow>
                    <mrow>
                      <mn>1</mn>
                      <mi>d</mi>
                      <mrow>
                        <mn>20</mn>
                        <mo stretchy="false">&lt;</mo>
                        <mn>14</mn>
                      </mrow>
                    </mrow>
                  </mrow>
                  <mo fence="true" stretchy="false">)</mo>
                </mrow>
              </mrow>
            </mrow>
            <mo fence="true" stretchy="false">)</mo>
          </mrow>
          <mo stretchy="false">×</mo>
          <mn>2</mn>
        </mrow>
      </mrow>
      <mo stretchy="false">=</mo>
      <mn>26.562</mn>
    </mrow>
    <annotation encoding="StarMath 5.0">{({10.5 × P(1d20 ≥  15)} over 2 + 10.5 × P(1d20 &lt; 15)) × 3} + ({10.5 × P(1d20 ≥  14)} over 2 + 10.5 × P(1d20 &lt; 14)) times 2   = 26.562</annotation>
  </semantics>
</math>
</file>

<file path=Object 4/content.xml><?xml version="1.0" encoding="utf-8"?>
<math xmlns="http://www.w3.org/1998/Math/MathML" display="block">
  <semantics>
    <mrow>
      <mi mathvariant="italic">DPT</mi>
      <mrow>
        <mrow>
          <mo fence="true" stretchy="false">(</mo>
          <mrow>
            <mrow>
              <mi mathvariant="italic">Team</mi>
              <mn>1</mn>
              <mi>,</mi>
              <mi mathvariant="italic">Team</mi>
              <mn>2</mn>
            </mrow>
          </mrow>
          <mo fence="true" stretchy="false">)</mo>
        </mrow>
        <mo stretchy="false">=</mo>
        <mrow>
          <munderover>
            <mo stretchy="false">∑</mo>
            <mrow>
              <mi>i</mi>
              <mo stretchy="false">=</mo>
              <mn>1</mn>
            </mrow>
            <mi>k</mi>
          </munderover>
          <mrow>
            <mo fence="true" stretchy="false">(</mo>
            <mrow>
              <mrow>
                <mi>E</mi>
                <mrow>
                  <mrow>
                    <mo fence="true" stretchy="false">[</mo>
                    <mrow>
                      <msub>
                        <mi mathvariant="italic">Dmg</mi>
                        <mi>i</mi>
                      </msub>
                    </mrow>
                    <mo fence="true" stretchy="false">]</mo>
                  </mrow>
                  <mo stretchy="false">⋅</mo>
                  <mfrac>
                    <mn>1</mn>
                    <mi>h</mi>
                  </mfrac>
                </mrow>
                <mrow>
                  <munderover>
                    <mo stretchy="false">∑</mo>
                    <mrow>
                      <mi>j</mi>
                      <mo stretchy="false">=</mo>
                      <mn>1</mn>
                    </mrow>
                    <mi>h</mi>
                  </munderover>
                  <mrow>
                    <mi>P</mi>
                    <mrow>
                      <mo fence="true" stretchy="false">(</mo>
                      <mrow>
                        <mrow>
                          <mn>1</mn>
                          <mi>d</mi>
                          <mrow>
                            <mn>20</mn>
                            <mo stretchy="false">&gt;</mo>
                            <mi mathvariant="italic">THAC</mi>
                          </mrow>
                          <mrow>
                            <msub>
                              <mn>0</mn>
                              <mi>i</mi>
                            </msub>
                            <mo stretchy="false">−</mo>
                            <msub>
                              <mi mathvariant="italic">CA</mi>
                              <mi>j</mi>
                            </msub>
                          </mrow>
                        </mrow>
                      </mrow>
                      <mo fence="true" stretchy="false">)</mo>
                    </mrow>
                  </mrow>
                </mrow>
              </mrow>
            </mrow>
            <mo fence="true" stretchy="false">)</mo>
          </mrow>
        </mrow>
      </mrow>
    </mrow>
    <annotation encoding="StarMath 5.0">DPT ( Team1,Team2) = sum from { { i = 1 } } to { k } {(E[Dmg_{i}]  cdot {1 over h} sum from { { j = 1 } } to { h }{P(1d20&gt;THAC0_{i}-CA_{j}) })}</annotation>
  </semantics>
</math>
</file>

<file path=Object 5/content.xml><?xml version="1.0" encoding="utf-8"?>
<math xmlns="http://www.w3.org/1998/Math/MathML" display="block">
  <semantics>
    <mrow>
      <mfrac>
        <mrow>
          <mi mathvariant="italic">DPT</mi>
          <mrow>
            <mo fence="true" stretchy="false">(</mo>
            <mrow>
              <mrow>
                <mi mathvariant="italic">Team</mi>
                <mi>,</mi>
                <mi mathvariant="italic">Enemies</mi>
              </mrow>
            </mrow>
            <mo fence="true" stretchy="false">)</mo>
          </mrow>
        </mrow>
        <msub>
          <mi mathvariant="italic">HP</mi>
          <mi mathvariant="italic">enemies</mi>
        </msub>
      </mfrac>
      <mo stretchy="false">−</mo>
      <mfrac>
        <mrow>
          <mi mathvariant="italic">DPT</mi>
          <mrow>
            <mo fence="true" stretchy="false">(</mo>
            <mrow>
              <mrow>
                <mi mathvariant="italic">Enemies</mi>
                <mi>,</mi>
                <mi mathvariant="italic">Team</mi>
              </mrow>
            </mrow>
            <mo fence="true" stretchy="false">)</mo>
          </mrow>
        </mrow>
        <msub>
          <mi mathvariant="italic">HP</mi>
          <mi mathvariant="italic">Team</mi>
        </msub>
      </mfrac>
    </mrow>
    <annotation encoding="StarMath 5.0">{DPT( Team , Enemies )} over HP_{ enemies }-{DPT( Enemies , Team )} over HP_{ Team }</annotation>
  </semantics>
</math>
</file>

<file path=Object 6/content.xml><?xml version="1.0" encoding="utf-8"?>
<math xmlns="http://www.w3.org/1998/Math/MathML" display="block">
  <semantics>
    <mfrac>
      <mrow>
        <mrow>
          <mn>.</mn>
          <mo stretchy="false">&lt;</mo>
          <mn>0</mn>
        </mrow>
        <mi mathvariant="italic">the</mi>
        <mi mathvariant="italic">team</mi>
        <mi mathvariant="italic">is</mi>
        <mi mathvariant="italic">at</mi>
        <mi>a</mi>
        <mi mathvariant="italic">disadvantage</mi>
      </mrow>
      <mrow>
        <mrow>
          <mn>.</mn>
          <mo stretchy="false">&gt;</mo>
          <mn>0</mn>
        </mrow>
        <mi mathvariant="italic">the</mi>
        <mi mathvariant="italic">team</mi>
        <mi mathvariant="italic">have</mi>
        <mi mathvariant="italic">the</mi>
        <mi mathvariant="italic">advantage</mi>
      </mrow>
    </mfrac>
    <annotation encoding="StarMath 5.0"> { .&lt;  0 the team is at a disadvantage} over{ .&gt;  0 the team have the advantage }</annotation>
  </semantics>
</math>
</file>